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36pt" style:font-size-asian="3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size="18pt" style:font-size-asian="18pt"/>
    </style:style>
    <style:style style:name="T4" style:parent-style-name="Policepardéfaut" style:family="text">
      <style:text-properties style:language-asian="fr" style:country-asian="B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iagramme de classe</text:p>
      <text:p text:style-name="P3">1ERE BACHELIER EN INFORMATIQUE</text:p>
      <text:p text:style-name="Normal"><text:span text:style-name="T4"><draw:frame draw:style-name="a0" draw:name="Image 1" text:anchor-type="as-char" svg:x="0in" svg:y="0in" svg:width="5.68779in" svg:height="6.6809in" style:rel-width="scale" style:rel-height="scale"><draw:image xlink:href="media/image1.png" xlink:type="simple" xlink:show="embed" xlink:actuate="onLoad"/><svg:title/><svg:desc>Une image contenant table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Groupe 3 : Rosin Guillaum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Jeremy Opitz</meta:initial-creator>
    <dc:creator>guigui rsn</dc:creator>
    <meta:creation-date>2022-05-18T14:37:00Z</meta:creation-date>
    <dc:date>2022-05-18T14:44:00Z</dc:date>
    <meta:print-date>2022-05-18T14:37:00Z</meta:print-date>
    <meta:template xlink:href="Normal.dotm" xlink:type="simple"/>
    <meta:editing-cycles>3</meta:editing-cycles>
    <meta:editing-duration>PT360S</meta:editing-duration>
    <meta:document-statistic meta:page-count="1" meta:paragraph-count="1" meta:word-count="8" meta:character-count="52" meta:row-count="1" meta:non-whitespace-character-count="45"/>
  </office:meta>
</office:document-meta>
</file>